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11c09" officeooo:paragraph-rsid="00111c09" style:font-size-asian="15pt" style:font-size-complex="15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5pt" style:font-size-asian="15pt" style:font-size-complex="15pt"/>
    </style:style>
    <style:style style:name="P3" style:family="paragraph" style:parent-style-name="Preformatted_20_Text">
      <style:text-properties fo:font-size="15pt" officeooo:rsid="00111c09" officeooo:paragraph-rsid="00111c09" style:font-size-asian="15pt" style:font-size-complex="15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000000" style:font-name="Monospace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officeooo:rsid="00111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laolu Emmanuel</text:p>
      <text:p text:style-name="P3">RUID: 159-00-3321</text:p>
      <text:p text:style-name="P3"/>
      <text:p text:style-name="P1"><text:span text:style-name="T2">public</text:span><text:span text:style-name="T3"> Queue&lt;T&gt; evenSplit() {</text:span></text:p>
      <text:p text:style-name="P2"><text:span text:style-name="T3"><text:s text:c="4"/><text:tab/>Queue&lt;T&gt; even = </text:span><text:span text:style-name="T2">new</text:span><text:span text:style-name="T3"> Queue&lt;T&gt;();</text:span></text:p>
      <text:p text:style-name="P2"><text:span text:style-name="T3"><text:s text:c="4"/><text:tab/></text:span><text:span text:style-name="T2">int</text:span><text:span text:style-name="T3"> size = </text:span><text:span text:style-name="T2">this</text:span><text:span text:style-name="T3">.size();//</text:span><text:span text:style-name="T5">num of items in list</text:span></text:p>
      <text:p text:style-name="P2"><text:span text:style-name="T3"><text:s text:c="4"/><text:tab/></text:span></text:p>
      <text:p text:style-name="P2"><text:span text:style-name="T3"><text:s text:c="4"/><text:tab/></text:span><text:span text:style-name="T2">while</text:span><text:span text:style-name="T3">(size != 0){</text:span></text:p>
      <text:p text:style-name="P2"><text:span text:style-name="T3"><text:tab/><text:tab/></text:span><text:span text:style-name="T2">this</text:span><text:span text:style-name="T3">.enqueue(</text:span><text:span text:style-name="T2">this</text:span><text:span text:style-name="T3">.dequeue());</text:span></text:p>
      <text:p text:style-name="P2"><text:span text:style-name="T3"><text:tab/><text:tab/>size--;</text:span></text:p>
      <text:p text:style-name="P2"><text:span text:style-name="T3"><text:tab/><text:tab/><text:tab/></text:span></text:p>
      <text:p text:style-name="P2"><text:span text:style-name="T3"><text:tab/><text:tab/></text:span><text:span text:style-name="T2">if</text:span><text:span text:style-name="T3">(size != 0){</text:span></text:p>
      <text:p text:style-name="P2"><text:span text:style-name="T3"><text:tab/><text:tab/><text:tab/>even.enqueue(</text:span><text:span text:style-name="T2">this</text:span><text:span text:style-name="T3">.dequeue());</text:span></text:p>
      <text:p text:style-name="P2"><text:span text:style-name="T3"><text:tab/><text:tab/><text:tab/>size--;</text:span></text:p>
      <text:p text:style-name="P2"><text:span text:style-name="T3"><text:s text:c="4"/><text:tab/><text:tab/>}</text:span></text:p>
      <text:p text:style-name="P2"><text:span text:style-name="T3"><text:s text:c="4"/><text:tab/>}</text:span></text:p>
      <text:p text:style-name="P2"><text:span text:style-name="T3"><text:s text:c="4"/><text:tab/></text:span></text:p>
      <text:p text:style-name="P2"><text:span text:style-name="T3"><text:s text:c="4"/><text:tab/></text:span><text:span text:style-name="T2">return</text:span><text:span text:style-name="T3"> even;</text:span></text:p>
      <text:p text:style-name="P2"><text:span text:style-name="T3">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4T00:49:07.938688673</dc:date>
    <meta:document-statistic meta:table-count="0" meta:image-count="0" meta:object-count="0" meta:page-count="1" meta:paragraph-count="18" meta:word-count="38" meta:character-count="311" meta:non-whitespace-character-count="234"/>
    <meta:generator>LibreOffice/4.2.7.2$Linux_X86_64 LibreOffice_project/420m0$Build-2</meta:generator>
  </office:meta>
</office:document-meta>
</file>